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fonto" svg:font-family="Monofonto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ofon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ND" table:style-name="ta1">
        <table:table-column table:style-name="co1" table:number-columns-repeated="7" table:default-cell-style-name="ce1"/>
        <table:table-column table:style-name="co1" table:number-columns-repeated="1637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nks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our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amantium Skeleton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7, Lv1+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+3</text:p>
          </table:table-cell>
          <table:table-cell office:value-type="string" calcext:value-type="string">
            <text:p>Damage required for crit +1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quaboy/Aquagirl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END 5, Lv1+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+3</text:p>
          </table:table-cell>
          <table:table-cell office:value-type="string" calcext:value-type="string">
            <text:p>1: No more rad damage from swimming and double held breath::2: +2 difficulty to detect while underwater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nnibal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8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: You may butcher humans (Diff 0).::2: You may butcher ghouls.::3: You may butcher Super Mutants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m Resistant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END 7, Lv1+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+4</text:p>
          </table:table-cell>
          <table:table-cell office:value-type="string" calcext:value-type="string">
            <text:p>1: -1CD to determine addiction.::2: Cannot become addicted to chems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la Nut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6, Lv14, Not a Robo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Double HP for Nuka-Cola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mmunity Organizer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CHA 5, END 5, Lv1+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+3</text:p>
          </table:table-cell>
          <table:table-cell office:value-type="string" calcext:value-type="string">
            <text:p>+(Rank) manned food/defense per day +1CD Hunting, Gathering, and Scavenging.</text:p>
          </table:table-cell>
          <table:table-cell office:value-type="string" calcext:value-type="string">
            <text:p>Settl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medary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7, Lv3, Not a Robo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Drinks decrease thirst by +1 step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st Metabolism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6, Lv1+3, Not a Robo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+3</text:p>
          </table:table-cell>
          <table:table-cell office:value-type="string" calcext:value-type="string">
            <text:p>Non-rest healing +1/rank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ster Healing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6, Not a Robot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irst d20 END+Survival to heal self is free (maximum still 5d20)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reproof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6, Lv7+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+7</text:p>
          </table:table-cell>
          <table:table-cell office:value-type="string" calcext:value-type="string">
            <text:p>+(Rank) Energy DR (Fire or Blast)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houlish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9, Lv7+8, Not a Ghoul or Robot.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7+8</text:p>
          </table:table-cell>
          <table:table-cell office:value-type="string" calcext:value-type="string">
            <text:p>1: Heal 1HP/4Rad damage.::2: Heal 1HP/3Rad damage.::3: Heal 1HP/2Rad damage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ppy Camper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CHA 7, END 6, Lv3+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+4</text:p>
          </table:table-cell>
          <table:table-cell office:value-type="string" calcext:value-type="string">
            <text:p>1: If hunger is full or sated, hun-ger doesnâ€™t degrade at a campfire.</text:p>
          </table:table-cell>
          <table:table-cell office:value-type="string" calcext:value-type="string">
            <text:p>Settl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mebody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END 6, Lv5+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+5</text:p>
          </table:table-cell>
          <table:table-cell office:value-type="string" calcext:value-type="string">
            <text:p>1: Heal (END)CD after 1hr in settlement you belong to.::2: +1/Effect, END+Survival to heal injuries difficulty maximum 2.::</text:p>
          </table:table-cell>
          <table:table-cell office:value-type="string" calcext:value-type="string">
            <text:p>Settl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Vicious against Mutated Mammals, Lizards, and Insects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ronclad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7, Lv5+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+5</text:p>
          </table:table-cell>
          <table:table-cell office:value-type="string" calcext:value-type="string">
            <text:p>=+(Rank) Energy/Phys DR with armor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ead Belly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END 6, Lv1+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+4</text:p>
          </table:table-cell>
          <table:table-cell office:value-type="string" calcext:value-type="string">
            <text:p>1: Reroll CD to determine rad damage from food or drink.::2: Immune to food/drink rad damage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atural Resistance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7, Lv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o disease from fumes or sleeping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cturnal Fortitude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6, Lv12, Not a Robot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ax/current HP +(END) at night.</text:p>
          </table:table-cell>
          <table:table-cell office:value-type="string" calcext:value-type="string">
            <text:p>Settl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in Train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STR 9, END 7, Lv1+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+5</text:p>
          </table:table-cell>
          <table:table-cell office:value-type="string" calcext:value-type="string">
            <text:p>1: Charge with Power Armor (or as a Super Mutant). Move into reach within Medium range, STR+Athle-tics(2) unarmed damage+prone.::2: +1CD and Stun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rty Boy/Girl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6, CHA 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Cannot become addicted to alcohol, and heal +2HP drinking alcohol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PER 6, END 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PER+Survival to halve travel time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hotosynthetic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END 7, Lv5+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+10</text:p>
          </table:table-cell>
          <table:table-cell office:value-type="string" calcext:value-type="string">
            <text:p>Regenerate (Rank)HP/hr direct sun.</text:p>
          </table:table-cell>
          <table:table-cell office:value-type="string" calcext:value-type="string">
            <text:p>Settl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romaniac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6, Lv2+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+4</text:p>
          </table:table-cell>
          <table:table-cell office:value-type="string" calcext:value-type="string">
            <text:p>Fire damage +(Rank)CD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d Resistance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END 8, Lv1+4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+4</text:p>
          </table:table-cell>
          <table:table-cell office:value-type="string" calcext:value-type="string">
            <text:p>Rad DR +(Rank)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dicool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6, Lv12, Not Immune to Rads.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eroll 1d20 on STR and add 1CD to melee for every (MaxHP)/4 Rad dam-age you have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juvenated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7, Lv12, Not a Robo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When full, MaxHP+2, reroll 1d20 on STR. When quenched, reroll 1d20 on END, generate 1AP each turn. Full/ Quenched last twice as long.</text:p>
          </table:table-cell>
          <table:table-cell office:value-type="string" calcext:value-type="string">
            <text:p>Settl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tribution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8, LCK 8, Lv2+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+5</text:p>
          </table:table-cell>
          <table:table-cell office:value-type="string" calcext:value-type="string">
            <text:p>Recover 1HP and 1AP (Rank) rounds per combat encounter.</text:p>
          </table:table-cell>
          <table:table-cell office:value-type="string" calcext:value-type="string">
            <text:p>Settl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8, Lv1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+2CD on attacks after revived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ze Matters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7, AGI 6, Lv1+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+4</text:p>
          </table:table-cell>
          <table:table-cell office:value-type="string" calcext:value-type="string">
            <text:p>+(Rank)CD to Big Guns attacks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low Metabolizer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7, Lv5, Not a Robo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ood decrease hunger by +1 step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nakeater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7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oison DR +2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olar Powered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7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Heal 1 Rad/hour in direct sunlight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aking One for the Team</text:p>
          </table:table-cell>
          <table:table-cell office:value-type="string" calcext:value-type="string">
            <text:p><text:s/>3 Ranks</text:p>
          </table:table-cell>
          <table:table-cell office:value-type="string" calcext:value-type="string">
            <text:p><text:s/>END 7, CHA 6, Lv1+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+4</text:p>
          </table:table-cell>
          <table:table-cell office:value-type="string" calcext:value-type="string">
            <text:p>1: Take damage for ally in same zone (Rank) rounds per combat encounter on non-effect on 1CD.::2: Add (Rank)AP when DR doesnâ€™t reduce damage completely.::3: You and ally reroll 1d20 on (Rank) attacks against target.</text:p>
          </table:table-cell>
          <table:table-cell office:value-type="string" calcext:value-type="string">
            <text:p>Settl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hirst Quencher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7, Lv6+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o disease from dirty water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inkerer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5, INT 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Reduce difficulty of repairing via first aid to INJ, +1 on self. Tinker for 1hr to +2 max HP for 24hrs or until next INJ.</text:p>
          </table:table-cell>
          <table:table-cell office:value-type="string" calcext:value-type="string">
            <text:p>Settler's Guid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<text:s/>2 Ranks</text:p>
          </table:table-cell>
          <table:table-cell office:value-type="string" calcext:value-type="string">
            <text:p><text:s/>END 6, LCK 6, Lv1+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+4</text:p>
          </table:table-cell>
          <table:table-cell office:value-type="string" calcext:value-type="string">
            <text:p>Physical DR +(rank).</text:p>
          </table:table-cell>
          <table:table-cell office:value-type="string" calcext:value-type="string">
            <text:p>Core Ruleboo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Vaccinated</text:p>
          </table:table-cell>
          <table:table-cell office:value-type="string" calcext:value-type="string">
            <text:p><text:s/>1 Rank</text:p>
          </table:table-cell>
          <table:table-cell office:value-type="string" calcext:value-type="string">
            <text:p><text:s/>END 7, Lv16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No disease from claws or bites from Mammals, Lizards, or Insects.</text:p>
          </table:table-cell>
          <table:table-cell office:value-type="string" calcext:value-type="string">
            <text:p>Wanderer's Guidebook</text:p>
          </table:table-cell>
          <table:table-cell table:number-columns-repeated="16377"/>
        </table:table-row>
        <table:table-row table:style-name="ro1" table:number-rows-repeated="1048399">
          <table:table-cell table:number-columns-repeated="16384"/>
        </table:table-row>
        <table:table-row table:style-name="ro1" table:number-rows-repeated="138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fonto" svg:font-family="Monofon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0:10:31.530356782</meta:creation-date>
    <dc:date>2025-05-06T10:12:32.541673603</dc:date>
    <meta:editing-duration>PT2M1S</meta:editing-duration>
    <meta:editing-cycles>1</meta:editing-cycles>
    <meta:document-statistic meta:table-count="1" meta:cell-count="258" meta:object-count="0"/>
    <meta:generator>LibreOffice/7.4.7.2$Linux_X86_64 LibreOffice_project/40$Build-2</meta:generator>
  </office:meta>
</office:document-meta>
</file>